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6.612cm" table:align="margins"/>
    </style:style>
    <style:style style:name="Tableau5.A" style:family="table-column">
      <style:table-column-properties style:column-width="16.612cm" style:rel-column-width="65535*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9f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officeooo:paragraph-rsid="001dc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2ac" officeooo:paragraph-rsid="001dc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officeooo:paragraph-rsid="0019f0d5"/>
    </style:style>
    <style:style style:name="P9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10" style:family="paragraph" style:parent-style-name="Standard">
      <style:text-properties officeooo:paragraph-rsid="0019f0d5"/>
    </style:style>
    <style:style style:name="P11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12" style:family="paragraph" style:parent-style-name="Table_20_Contents">
      <style:paragraph-properties fo:text-align="start" style:justify-single-word="false"/>
      <style:text-properties officeooo:paragraph-rsid="0019f0d5"/>
    </style:style>
    <style:style style:name="P13" style:family="paragraph" style:parent-style-name="Table_20_Contents">
      <style:paragraph-properties fo:text-align="start" style:justify-single-word="false"/>
      <style:text-properties officeooo:paragraph-rsid="001ba094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7f213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5a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2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9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1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18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officeooo:rsid="0019f0d5"/>
    </style:style>
    <style:style style:name="T17" style:family="text">
      <style:text-properties officeooo:rsid="001dc2ac"/>
    </style:style>
    <style:style style:name="T18" style:family="text">
      <style:text-properties officeooo:rsid="0020518b"/>
    </style:style>
    <style:style style:name="T19" style:family="text">
      <style:text-properties officeooo:rsid="002118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7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9"><text:span text:style-name="T7">Numéro : </text:span><text:span text:style-name="T9">cas B-</text:span><text:span text:style-name="T12">I-</text:span><text:span text:style-name="T14">5</text:span></text:p>
                </table:table-cell>
              </table:table-row>
              <table:table-row>
                <table:table-cell table:style-name="Tableau2.A2" office:value-type="string">
                  <text:p text:style-name="P9"><text:span text:style-name="T7">Nom : </text:span><text:span text:style-name="T9">a</text:span><text:span text:style-name="T13">jouter a</text:span><text:span text:style-name="T14">ctualité</text:span></text:p>
                </table:table-cell>
              </table:table-row>
              <table:table-row>
                <table:table-cell table:style-name="Tableau2.A2" office:value-type="string">
                  <text:p text:style-name="P9"><text:span text:style-name="T7">Acteurs : </text:span><text:span text:style-name="T9">A</text:span><text:span text:style-name="T8">dmin</text:span></text:p>
                </table:table-cell>
              </table:table-row>
              <table:table-row>
                <table:table-cell table:style-name="Tableau2.A2" office:value-type="string">
                  <text:p text:style-name="P9"><text:span text:style-name="T7">Description succincte : </text:span><text:span text:style-name="T9">a</text:span><text:span text:style-name="T11">jouter </text:span><text:span text:style-name="T14">une actu </text:span><text:span text:style-name="T11">d’un insecte dans le back-office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16">Christine Zedday</text:span></text:p>
                </table:table-cell>
              </table:table-row>
              <table:table-row>
                <table:table-cell table:style-name="Tableau2.A2" office:value-type="string">
                  <text:p text:style-name="P9"><text:span text:style-name="T7">Date :</text:span><text:span text:style-name="T8">1</text:span><text:span text:style-name="T14">3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16">être loggé avec un compte admin</text:span></text:p>
                </table:table-cell>
              </table:table-row>
              <table:table-row>
                <table:table-cell table:style-name="Tableau2.A2" office:value-type="string">
                  <text:p text:style-name="P9"><text:span text:style-name="T7">Démarrage :</text:span><text:span text:style-name="T8">l’admin sélectionne gestion a</text:span><text:span text:style-name="T14">ctualité</text:span><text:span text:style-name="T8">s dans le back-offic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2"/>
                  <table:table table:name="Tableau5" table:style-name="Tableau5">
                    <table:table-column table:style-name="Tableau5.A"/>
                    <table:table-row>
                      <table:table-cell table:style-name="Tableau5.A1" office:value-type="string">
                        <text:p text:style-name="P2">Scénario nominal :</text:p>
                        <text:p text:style-name="P8"><text:span text:style-name="T5">1.L’</text:span><text:span text:style-name="T8">admin</text:span><text:span text:style-name="T5"> a sélectionné « a</text:span><text:span text:style-name="T11">jouter »</text:span><text:span text:style-name="T5"> dans le back-office</text:span></text:p>
                        <text:p text:style-name="P8"><text:span text:style-name="T5">2.Le système affiche le f</text:span><text:span text:style-name="T14">ormulaire</text:span></text:p>
                        <text:p text:style-name="P8"><text:span text:style-name="T5">3.L’</text:span><text:span text:style-name="T8">admin </text:span><text:span text:style-name="T5">r</text:span><text:span text:style-name="T11">emplit les</text:span><text:span text:style-name="T5"> zones </text:span><text:span text:style-name="T11">obligatoires et optionnelles</text:span></text:p>
                        <text:p text:style-name="P8"><text:span text:style-name="T5">4.L’</text:span><text:span text:style-name="T8">admin e</text:span><text:span text:style-name="T11">nvoi</text:span><text:span text:style-name="T8">e</text:span><text:span text:style-name="T5"> la page</text:span></text:p>
                        <text:p text:style-name="P5">6. Le système affiche un aperçu de l’<text:span text:style-name="T19">actu</text:span></text:p>
                        <text:p text:style-name="P8"><text:span text:style-name="T5">5.Le système e</text:span><text:span text:style-name="T14">nregistre</text:span><text:span text:style-name="T5"> les données dans la base </text:span></text:p>
                        <text:p text:style-name="P8"><text:span text:style-name="T5">7. Le système ré-affiche la page avec un message : a</text:span><text:span text:style-name="T14">ctualité</text:span><text:span text:style-name="T5"> a</text:span><text:span text:style-name="T11">jout</text:span><text:span text:style-name="T5">ée</text:span></text:p>
                      </table:table-cell>
                    </table:table-row>
                  </table:table>
                  <text:p text:style-name="P10"/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6">4a. l’admin a oublié un ou plusieurs champs obligatoires</text:p>
                  <text:p text:style-name="P6">→ Le système affiche un message d’erreur, retour à 3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l’enregistrement en bdd échoue</text:span></text:p>
                  <text:p text:style-name="P13"><text:span text:style-name="T15">6a. affichage message d’erreur, le f</text:span><text:span text:style-name="T14">ormulaire</text:span><text:span text:style-name="T15"> reste affiché pour être re-soumis avec ou sans modifications</text:span></text:p>
                </table:table-cell>
              </table:table-row>
              <table:table-row>
                <table:table-cell table:style-name="Tableau3.A2" office:value-type="string">
                  <text:p text:style-name="P9"><text:span text:style-name="T7">Fin : </text:span><text:span text:style-name="T10">la fiche est a</text:span><text:span text:style-name="T11">jout</text:span><text:span text:style-name="T10">ée</text:span></text:p>
                </table:table-cell>
              </table:table-row>
              <table:table-row>
                <table:table-cell table:style-name="Tableau3.A2" office:value-type="string">
                  <text:p text:style-name="P9"><text:span text:style-name="T7">Post conditions : </text:span><text:span text:style-name="T10">L’</text:span><text:span text:style-name="T14">actu</text:span><text:span text:style-name="T10"> doit effectivement être a</text:span><text:span text:style-name="T11">jout</text:span><text:span text:style-name="T10">ée en front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4">Ergonomie :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roblèmes non résolus :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13T11:16:08.309000000</dc:date>
    <meta:editing-duration>PT1H4M</meta:editing-duration>
    <meta:editing-cycles>11</meta:editing-cycles>
    <meta:document-statistic meta:table-count="5" meta:image-count="0" meta:object-count="0" meta:page-count="1" meta:paragraph-count="30" meta:word-count="177" meta:character-count="1141" meta:non-whitespace-character-count="993"/>
  </office:meta>
</office:document-meta>
</file>